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98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86cm" fo:min-width="0.201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1.098cm" fo:min-width="0.84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1.5cm" svg:x="0.698cm" svg:y="0.0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775cm" svg:height="0.41cm" svg:x="0.411cm" svg:y="0.7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0.298cm" svg:y1="0.301cm" svg:x2="0.498cm" svg:y2="0.301cm">
          <text:p/>
        </draw:line>
        <draw:line draw:style-name="gr3" draw:text-style-name="P2" draw:layer="layout" svg:x1="0.298cm" svg:y1="0.601cm" svg:x2="0.498cm" svg:y2="0.601cm">
          <text:p/>
        </draw:line>
        <draw:line draw:style-name="gr4" draw:text-style-name="P2" draw:layer="layout" svg:x1="0.398cm" svg:y1="1.001cm" svg:x2="1.198cm" svg:y2="1.001cm">
          <text:p/>
        </draw:line>
        <draw:line draw:style-name="gr3" draw:text-style-name="P2" draw:layer="layout" svg:x1="0.298cm" svg:y1="1.401cm" svg:x2="0.498cm" svg:y2="1.401cm">
          <text:p/>
        </draw:line>
        <draw:custom-shape draw:style-name="gr5" draw:text-style-name="P3" draw:layer="layout" svg:width="1.4cm" svg:height="1.4cm" draw:transform="rotate (1.5707963267949) translate (0.1cm 1.5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4615.845824411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5:33.396262722</dc:date>
    <meta:editing-duration>P1DT3H1M47S</meta:editing-duration>
    <meta:editing-cycles>55</meta:editing-cycles>
    <meta:generator>LibreOffice/5.1.6.2$Linux_X86_64 LibreOffice_project/10m0$Build-2</meta:generator>
    <meta:document-statistic meta:object-count="7"/>
  </office:meta>
</office:document-meta>
</file>